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269077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923264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9251837"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923425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923695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9251465"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9244922"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924967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923818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9243190"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923394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9247991"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9252838"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9227218"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9226403"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9254208"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9242720"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56681"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9231835"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9241915"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9232256"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924285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5103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923438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925459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9252626"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9256729"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923611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9250142"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2668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923993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922858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9230293"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9246214"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9249511"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925250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4844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9230971"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9237467"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9253237"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9228399"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9228505"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9227214"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35738"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9241199"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924335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925677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9242252"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923176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924189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53713"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9240190"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9245060"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9231381"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9244168"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5239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9251875"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9230198"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9233740"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9227832"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30174"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9256913"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9227638"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9246800"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9257584"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925350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925238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9230892"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9255742"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9234178"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9256769"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924328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9255065"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9247855"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9246032"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9255733"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9232149"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9248531"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9231483"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9236762" text:continue-numbering="true" text:style-name="WW8Num13">
        <text:list-item>
          <text:list>
            <text:list-item>
              <text:h text:style-name="P55" text:outline-level="2">迭代器结构</text:h>
            </text:list-item>
          </text:list>
        </text:list-item>
      </text:list>
      <text:p text:style-name="P21"/>
      <text:p text:style-name="P21"/>
      <text:p text:style-name="P21"><text:soft-page-break/></text:p>
      <text:p text:style-name="P21"/>
      <text:list xml:id="list39256629"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soft-page-break/><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soft-page-break/><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text:soft-page-break/></text:p>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oft-page-break/><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text:soft-page-break/></text:p>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text:soft-page-break/>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48196"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2711492"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9251520" text:continue-list="list39248196" text:style-name="WW8Num13">
        <text:list-item>
          <text:list>
            <text:list-item>
              <text:h text:style-name="P58" text:outline-level="2"><text:span text:style-name="T6">libcstl 2.1</text:span><text:span text:style-name="T3">改善</text:span></text:h>
            </text:list-item>
          </text:list>
        </text:list-item>
      </text:list>
      <text:list xml:id="list32694365"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9257358" text:continue-list="list39251520" text:style-name="WW8Num13">
        <text:list-item>
          <text:list>
            <text:list-item>
              <text:h text:style-name="P58" text:outline-level="2"><text:span text:style-name="T6">libcstl 2.1</text:span><text:span text:style-name="T3">代码的优化</text:span></text:h>
            </text:list-item>
          </text:list>
        </text:list-item>
      </text:list>
      <text:list xml:id="list39228507" text:continue-list="list32694365"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9257227" text:continue-list="list39257358"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7T19:11:50.34</dc:date>
    <meta:editing-cycles>1994</meta:editing-cycles>
    <meta:editing-duration>P22DT9H22M17S</meta:editing-duration>
    <meta:generator>OpenOffice.org/3.3$Win32 OpenOffice.org_project/330m20$Build-9567</meta:generator>
    <dc:creator>Bo Wang</dc:creator>
    <meta:document-statistic meta:table-count="760" meta:image-count="51" meta:object-count="0" meta:page-count="324" meta:paragraph-count="10132" meta:word-count="81697" meta:character-count="309216"/>
  </office:meta>
</office:document-meta>
</file>